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0.625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3">
            <text:p>1905-06-05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6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3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6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3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6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3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3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6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6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6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3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3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6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6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3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6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3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3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3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3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3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6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3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3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6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3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4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3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6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6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3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3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3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4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6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3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3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6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3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6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6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3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6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6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3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3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3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6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3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3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6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3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3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6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3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6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3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3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6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3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3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3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3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3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3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3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6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6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3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6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6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6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6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3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6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6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3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6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6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3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6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6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3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6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6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3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6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3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6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6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6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3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6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3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6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6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6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6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3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3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6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6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6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6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3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3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6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3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6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3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6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3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3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6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6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3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3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3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3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6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6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3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3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3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6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3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6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3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3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3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3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3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3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3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6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3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6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3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3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3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6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6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3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6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6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6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3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3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6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6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3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6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6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3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6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3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6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3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6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6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3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6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3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3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3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3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6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3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6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3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3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3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3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3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3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3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3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3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6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3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6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6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3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3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6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3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3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6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3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6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6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3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6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6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3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6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3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6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6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6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3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3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6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3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6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3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6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3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6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3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3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3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6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3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6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6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6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6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3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6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3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3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6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6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3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6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6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3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3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3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3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3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6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3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6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3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3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6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3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6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3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3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3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6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3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6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3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6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6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3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6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6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3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3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6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6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6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3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6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3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3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6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6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3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3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3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3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3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3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3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3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3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3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6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3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6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3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6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3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3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3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3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6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6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6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3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6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6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6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6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3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6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6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6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3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4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3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7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7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7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5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5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5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7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4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4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5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4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6">
          <table:table-cell table:style-name="ce21" office:value-type="float" office:value="41509">
            <text:p>2013-08-23</text:p>
          </table:table-cell>
          <table:table-cell table:style-name="ce22" office:value-type="string">
            <text:p>[エンゼルフィッシュ] OVA 風輪奸山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